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" svg:font-family="Arial1"/>
    <style:font-face style:name="Arial2" svg:font-family="Arial2"/>
    <style:font-face style:name="Arial" svg:font-family="Arial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Comma" style:data-style-name="N3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Comma" style:data-style-name="N3">
      <style:table-cell-properties fo:border="thin solid #000000" style:vertical-align="automatic" fo:background-color="#FFFFFF" style:cell-protect="protected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F00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70" style:family="table-cell" style:parent-style-name="Default" style:data-style-name="N19"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4">
      <style:text-properties style:font-name="Calibri" style:font-name-asian="Calibri" style:font-name-complex="Calibri" style:font-family-generic="swiss"/>
    </style:style>
    <style:style style:name="ce73" style:family="table-cell" style:parent-style-name="Default" style:data-style-name="N4"/>
    <style:style style:name="ce74" style:family="table-cell" style:parent-style-name="Comma" style:data-style-name="N40">
      <style:table-cell-properties fo:border-top="none" fo:border-bottom="none" fo:border-left="2pt solid #000000" fo:border-right="2pt solid #000000" style:vertical-align="automatic" fo:background-color="transparent" style:cell-protect="protected"/>
    </style:style>
    <style:style style:name="ce75" style:family="table-cell" style:parent-style-name="Percent" style:data-style-name="N13">
      <style:table-cell-properties fo:background-color="transparent"/>
      <style:text-properties fo:color="#000000" style:font-name="Liberation Sans1" style:font-name-asian="Liberation Sans1" style:font-name-complex="Liberation Sans1"/>
    </style:style>
    <style:style style:name="ce76" style:family="table-cell" style:parent-style-name="Default" style:data-style-name="N19"/>
    <style:style style:name="ce77" style:family="table-cell" style:parent-style-name="Default" style:data-style-name="N4">
      <style:table-cell-properties fo:border="2pt solid #000000"/>
      <style:text-properties style:font-name="Calibri2" style:font-name-asian="Calibri2" style:font-name-complex="Calibri2" fo:font-weight="bold" style:font-weight-asian="bold" style:font-weight-complex="bold"/>
    </style:style>
    <style:style style:name="ce78" style:family="table-cell" style:parent-style-name="Comma" style:data-style-name="N40">
      <style:table-cell-properties fo:border="2pt solid #000000" style:vertical-align="automatic" fo:background-color="transparent" style:cell-protect="protected"/>
      <style:text-properties style:font-name="Calibri2" style:font-name-asian="Calibri2" style:font-name-complex="Calibri2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6.19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7.699375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auto" style:column-width="1.11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0" table:default-cell-style-name="ce1"/>
        <table:table-column table:style-name="co8" table:default-cell-style-name="ce1"/>
        <table:table-column table:style-name="co9" table:number-columns-repeated="15364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7210" table:number-columns-spanned="2" table:number-rows-spanned="1" table:style-name="ce58">
            <text:p>7210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9">
            <text:p>Dara Macias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ostos de venta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0-10-21T00:00:00" table:number-columns-spanned="2" table:number-rows-spanned="1" table:style-name="ce60">
            <text:p>21/10/2020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65">
            <text:p>15/4/2021</text:p>
          </table:table-cell>
          <table:covered-table-cell/>
          <table:table-cell table:number-columns-repeated="50" table:style-name="ce6"/>
          <table:table-cell table:number-columns-repeated="16323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" table:number-rows-spanned="2" table:style-name="ce61">
            <text:p>Código</text:p>
          </table:table-cell>
          <table:table-cell office:value-type="string" table:number-columns-spanned="1" table:number-rows-spanned="2" table:style-name="ce62">
            <text:p>Cuenta</text:p>
          </table:table-cell>
          <table:table-cell office:value-type="string" table:number-columns-spanned="1" table:number-rows-spanned="2" table:style-name="ce62">
            <text:p>Referencia</text:p>
          </table:table-cell>
          <table:table-cell office:value-type="string" table:style-name="ce8">
            <text:p>Saldos contables al</text:p>
          </table:table-cell>
          <table:table-cell office:value-type="string" table:number-columns-spanned="2" table:number-rows-spanned="1" table:style-name="ce63">
            <text:p>Movimiento</text:p>
          </table:table-cell>
          <table:covered-table-cell/>
          <table:table-cell office:value-type="string" table:style-name="ce9">
            <text:p>Saldos auditados al</text:p>
          </table:table-cell>
          <table:table-cell office:value-type="string" table:number-columns-spanned="1" table:number-rows-spanned="2" table:style-name="ce61">
            <text:p>Código</text:p>
          </table:table-cell>
          <table:table-cell office:value-type="string" table:number-columns-spanned="1" table:number-rows-spanned="2" table:style-name="ce62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style-name="ce10">
            <text:p>Variaciones</text:p>
          </table:table-cell>
          <table:table-cell table:number-columns-repeated="47" table:style-name="ce11"/>
          <table:table-cell table:number-columns-repeated="16326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2">
            <text:p>31-oct-20</text:p>
          </table:table-cell>
          <table:table-cell office:value-type="string" table:style-name="ce12">
            <text:p>Débitos</text:p>
          </table:table-cell>
          <table:table-cell office:value-type="string" table:style-name="ce12">
            <text:p>Créditos</text:p>
          </table:table-cell>
          <table:table-cell office:value-type="date" office:date-value="2020-12-31T00:00:00" table:style-name="ce12">
            <text:p>31-dic-20</text:p>
          </table:table-cell>
          <table:covered-table-cell/>
          <table:covered-table-cell/>
          <table:table-cell office:value-type="date" office:date-value="2019-12-31T00:00:00" table:style-name="ce12">
            <text:p>31-dic-19</text:p>
          </table:table-cell>
          <table:table-cell office:value-type="string" table:style-name="ce7">
            <text:p>Valor</text:p>
          </table:table-cell>
          <table:table-cell table:number-columns-repeated="46" table:style-name="ce11"/>
          <table:table-cell table:number-columns-repeated="16327" table:style-name="ce1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6"/>
          <table:table-cell office:value-type="float" office:value="0" table:formula="of:=[.D9]-[.E9]+[.F9]" table:style-name="ce15">
            <text:p>-<text:s/></text:p>
          </table:table-cell>
          <table:table-cell table:number-columns-repeated="3" table:style-name="ce15"/>
          <table:table-cell office:value-type="float" office:value="0" table:style-name="ce18">
            <text:p>-<text:s/></text:p>
          </table:table-cell>
          <table:table-cell table:number-columns-repeated="46" table:style-name="ce6"/>
          <table:table-cell table:number-columns-repeated="16327" table:style-name="ce1"/>
        </table:table-row>
        <table:table-row table:style-name="ro2">
          <table:table-cell office:value-type="string" table:style-name="ce19">
            <text:p>5-4-1-01-01-001</text:p>
          </table:table-cell>
          <table:table-cell office:value-type="string" table:style-name="ce20">
            <text:p>COSTO DE EQUIPO PARA LA VENTA</text:p>
          </table:table-cell>
          <table:table-cell table:style-name="ce15"/>
          <table:table-cell office:value-type="float" office:value="264271.33" table:style-name="ce21">
            <text:p>264.271</text:p>
          </table:table-cell>
          <table:table-cell office:value-type="float" office:value="127794.93" table:style-name="ce22">
            <text:p>127.795</text:p>
          </table:table-cell>
          <table:table-cell office:value-type="float" office:value="0" table:style-name="ce23">
            <text:p>0</text:p>
          </table:table-cell>
          <table:table-cell office:value-type="float" office:value="392066.26" table:formula="of:=[.D10]+[.E10]-[.F10]" table:style-name="ce21">
            <text:p>392.066</text:p>
          </table:table-cell>
          <table:table-cell office:value-type="string" table:style-name="ce24">
            <text:p>5-4-1-01-01-001</text:p>
          </table:table-cell>
          <table:table-cell office:value-type="string" table:style-name="ce24">
            <text:p>COSTO DE EQUIPO PARA LA VENTA</text:p>
          </table:table-cell>
          <table:table-cell office:value-type="float" office:value="254206.53" table:style-name="ce21">
            <text:p>254.207</text:p>
          </table:table-cell>
          <table:table-cell office:value-type="float" office:value="137859.73000000001" table:formula="of:=[.G10]-[.J10]" table:style-name="ce25">
            <text:p>137.860</text:p>
          </table:table-cell>
          <table:table-cell table:number-columns-repeated="46" table:style-name="ce6"/>
          <table:table-cell table:number-columns-repeated="16327" table:style-name="ce1"/>
        </table:table-row>
        <table:table-row table:style-name="ro2">
          <table:table-cell office:value-type="string" table:style-name="ce19">
            <text:p>5-3-1-01-02-001</text:p>
          </table:table-cell>
          <table:table-cell office:value-type="string" table:style-name="ce20">
            <text:p>COSTO DE INSTALACIONES M.O.</text:p>
          </table:table-cell>
          <table:table-cell table:style-name="ce15"/>
          <table:table-cell office:value-type="float" office:value="0" table:style-name="ce23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D11]+[.E11]-[.F11]" table:style-name="ce21">
            <text:p>0</text:p>
          </table:table-cell>
          <table:table-cell office:value-type="string" table:style-name="ce24">
            <text:p>5-3-1-01-02-001</text:p>
          </table:table-cell>
          <table:table-cell office:value-type="string" table:style-name="ce24">
            <text:p>COSTO DE INSTALACIONES M.O.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G11]-[.J11]" table:style-name="ce26">
            <text:p>0</text:p>
          </table:table-cell>
          <table:table-cell table:number-columns-repeated="46" table:style-name="ce6"/>
          <table:table-cell table:number-columns-repeated="16327" table:style-name="ce1"/>
        </table:table-row>
        <table:table-row table:style-name="ro2">
          <table:table-cell table:number-columns-repeated="2" table:style-name="ce27"/>
          <table:table-cell table:style-name="ce15"/>
          <table:table-cell table:style-name="ce23"/>
          <table:table-cell table:style-name="ce22"/>
          <table:table-cell table:number-columns-repeated="2" table:style-name="ce23"/>
          <table:table-cell table:number-columns-repeated="2" table:style-name="ce15"/>
          <table:table-cell table:style-name="ce23"/>
          <table:table-cell table:style-name="ce26"/>
          <table:table-cell table:number-columns-repeated="46" table:style-name="ce6"/>
          <table:table-cell table:number-columns-repeated="16327" table:style-name="ce1"/>
        </table:table-row>
        <table:table-row table:style-name="ro2">
          <table:table-cell table:number-columns-repeated="2" table:style-name="ce28"/>
          <table:table-cell table:style-name="ce15"/>
          <table:table-cell table:number-columns-repeated="3" table:style-name="ce29"/>
          <table:table-cell table:style-name="ce23"/>
          <table:table-cell table:number-columns-repeated="2" table:style-name="ce15"/>
          <table:table-cell table:style-name="ce23"/>
          <table:table-cell table:style-name="ce26"/>
          <table:table-cell table:number-columns-repeated="46" table:style-name="ce30"/>
          <table:table-cell table:number-columns-repeated="16327" table:style-name="ce1"/>
        </table:table-row>
        <table:table-row table:style-name="ro2">
          <table:table-cell table:style-name="ce27"/>
          <table:table-cell table:style-name="ce31"/>
          <table:table-cell table:style-name="ce15"/>
          <table:table-cell table:style-name="ce23"/>
          <table:table-cell table:style-name="ce32"/>
          <table:table-cell table:style-name="ce33"/>
          <table:table-cell table:style-name="ce23"/>
          <table:table-cell table:number-columns-repeated="2" table:style-name="ce15"/>
          <table:table-cell table:style-name="ce23"/>
          <table:table-cell table:style-name="ce26"/>
          <table:table-cell table:number-columns-repeated="46" table:style-name="ce6"/>
          <table:table-cell table:number-columns-repeated="16327" table:style-name="ce1"/>
        </table:table-row>
        <table:table-row table:style-name="ro4">
          <table:table-cell table:style-name="ce34"/>
          <table:table-cell office:value-type="string" table:style-name="ce35">
            <text:p>Total</text:p>
          </table:table-cell>
          <table:table-cell table:style-name="ce35"/>
          <table:table-cell office:value-type="float" office:value="264271.33" table:formula="of:=SUM([.D9:.D14])" table:style-name="ce36">
            <text:p>264.271</text:p>
          </table:table-cell>
          <table:table-cell office:value-type="float" office:value="127794.93" table:formula="of:=SUM([.E9:.E14])" table:style-name="ce37">
            <text:p>127.795</text:p>
          </table:table-cell>
          <table:table-cell office:value-type="float" office:value="0" table:formula="of:=SUM([.F9:.F14])" table:style-name="ce37">
            <text:p>0</text:p>
          </table:table-cell>
          <table:table-cell office:value-type="float" office:value="392066.26" table:formula="of:=SUM([.G9:.G14])" table:style-name="ce36">
            <text:p>392.066</text:p>
          </table:table-cell>
          <table:table-cell table:number-columns-repeated="2" table:style-name="ce34"/>
          <table:table-cell office:value-type="float" office:value="254206.53" table:formula="of:=SUM([.J9:.J14])" table:style-name="ce36">
            <text:p>254.207</text:p>
          </table:table-cell>
          <table:table-cell office:value-type="float" office:value="137859.73000000001" table:formula="of:=SUM([.K9:.K14])" table:style-name="ce38">
            <text:p>137.860</text:p>
          </table:table-cell>
          <table:table-cell table:number-columns-repeated="16373" table:style-name="ce39"/>
        </table:table-row>
        <table:table-row table:style-name="ro5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3">
            <text:p>Nota a los Ef's</text:p>
          </table:table-cell>
          <table:table-cell table:style-name="ce43"/>
          <table:table-cell office:value-type="date" office:date-value="2020-12-31T00:00:00" table:style-name="ce44">
            <text:p>31/12/2020</text:p>
          </table:table-cell>
          <table:table-cell office:value-type="date" office:date-value="2019-12-31T00:00:00" table:style-name="ce45">
            <text:p>31/12/2019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46"/>
          <table:table-cell table:style-name="ce47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6">
            <text:p>COSTO DE EQUIPO PARA LA VENTA</text:p>
          </table:table-cell>
          <table:table-cell table:style-name="ce46"/>
          <table:table-cell office:value-type="float" office:value="392066.26" table:formula="of:=[.G10]" table:style-name="ce21">
            <text:p>392.066</text:p>
          </table:table-cell>
          <table:table-cell office:value-type="float" office:value="254206.53" table:formula="of:=[.J10]" table:style-name="ce21">
            <text:p>254.207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6">
            <text:p>COSTO DE INSTALACIONES M.O.</text:p>
          </table:table-cell>
          <table:table-cell table:style-name="ce46"/>
          <table:table-cell office:value-type="float" office:value="0" table:formula="of:=[.G11]" table:style-name="ce49">
            <text:p>0</text:p>
          </table:table-cell>
          <table:table-cell office:value-type="float" office:value="0" table:formula="of:=[.J11]" table:style-name="ce50">
            <text:p>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46"/>
          <table:table-cell table:style-name="ce51"/>
          <table:table-cell table:style-name="ce21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52">
            <text:p>Total</text:p>
          </table:table-cell>
          <table:table-cell table:style-name="ce52"/>
          <table:table-cell office:value-type="float" office:value="392066.26" table:formula="of:=+SUM([.D20:.D22])" table:style-name="ce36">
            <text:p>392.066</text:p>
          </table:table-cell>
          <table:table-cell office:value-type="float" office:value="254206.53" table:formula="of:=+SUM([.E20:.E22])" table:style-name="ce36">
            <text:p>254.207</text:p>
          </table:table-cell>
          <table:table-cell table:style-name="ce53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10" table:style-name="ce55"/>
          <table:table-cell table:number-columns-repeated="16373"/>
        </table:table-row>
        <table:table-row table:style-name="ro2">
          <table:table-cell office:value-type="string" table:style-name="ce56">
            <text:p>Estados Financieros de la compañía y mayor general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table:number-columns-repeated="11" table:style-name="ce56"/>
          <table:table-cell table:number-columns-repeated="16373"/>
        </table:table-row>
        <table:table-row table:style-name="ro2">
          <table:table-cell office:value-type="string" table:style-name="ce57">
            <text:p>Trabajo realizado: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office:value-type="string" table:style-name="ce56">
            <text:p>Conciliamos el balance de comprobacion con las cuentas correspondientes del mayor general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office:value-type="string" table:style-name="ce56">
            <text:p>Realizamos una prueba conjunta de ventas, costo de ventas e inventarios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office:value-type="string" table:style-name="ce56">
            <text:p>Ver examen realizado para el costo de ventas en pestana adjunta.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table:number-columns-repeated="11" table:style-name="ce56"/>
          <table:table-cell table:number-columns-repeated="16373"/>
        </table:table-row>
        <table:table-row table:style-name="ro2">
          <table:table-cell office:value-type="string" table:style-name="ce57">
            <text:p>Conclusiones:</text:p>
          </table:table-cell>
          <table:table-cell table:number-columns-repeated="10" table:style-name="ce56"/>
          <table:table-cell table:number-columns-repeated="16373"/>
        </table:table-row>
        <table:table-row table:style-name="ro2">
          <table:table-cell office:value-type="string" table:style-name="ce56">
            <text:p>En base al examen realizado concluimos que el saldo de costo de ventas al 31 de diciembre del 2020 es razonable.</text:p>
          </table:table-cell>
          <table:table-cell table:number-columns-repeated="10" table:style-name="ce56"/>
          <table:table-cell table:number-columns-repeated="16373"/>
        </table:table-row>
        <table:table-row table:number-rows-repeated="82" table:style-name="ro2">
          <table:table-cell table:number-columns-repeated="11" table:style-name="ce56"/>
          <table:table-cell table:number-columns-repeated="16373"/>
        </table:table-row>
        <table:table-row table:number-rows-repeated="1048460" table:style-name="ro5">
          <table:table-cell table:number-columns-repeated="16384"/>
        </table:table-row>
      </table:table>
      <table:table table:name="Prueba_costo_de_ventas" table:style-name="ta2"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014" table:default-cell-style-name="ce1"/>
        <table:table-column table:style-name="co9" table:number-columns-repeated="15360" table:default-cell-style-name="ce1"/>
        <table:table-row table:style-name="ro6">
          <table:table-cell office:value-type="string" table:style-name="ce64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4">
            <text:p>AUDITORIA DEL COSTO DE VEN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64">
            <text:p>Al 31 de diciembre del 2020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67">
            <text:p>Fecha Fact.</text:p>
          </table:table-cell>
          <table:table-cell office:value-type="string" table:style-name="ce67">
            <text:p>Fact. #</text:p>
          </table:table-cell>
          <table:table-cell office:value-type="string" table:style-name="ce67">
            <text:p>Descripción</text:p>
          </table:table-cell>
          <table:table-cell office:value-type="string" table:style-name="ce67">
            <text:p>Base imp. IVA</text:p>
          </table:table-cell>
          <table:table-cell office:value-type="string" table:style-name="ce67">
            <text:p>IVA</text:p>
          </table:table-cell>
          <table:table-cell office:value-type="string" table:style-name="ce67">
            <text:p>Total Fact.</text:p>
          </table:table-cell>
          <table:table-cell table:style-name="ce1"/>
          <table:table-cell office:value-type="string" table:style-name="ce68">
            <text:p>COSTO DE VENTAS</text:p>
          </table:table-cell>
          <table:table-cell office:value-type="string" table:style-name="ce69">
            <text:p>MARGEN $</text:p>
          </table:table-cell>
          <table:table-cell office:value-type="string" table:style-name="ce69">
            <text:p>%</text:p>
          </table:table-cell>
          <table:table-cell table:number-columns-repeated="16374"/>
        </table:table-row>
        <table:table-row table:style-name="ro6">
          <table:table-cell office:value-type="date" office:date-value="2020-02-21T00:00:00" table:style-name="ce70">
            <text:p>21/2/2020</text:p>
          </table:table-cell>
          <table:table-cell office:value-type="float" office:value="4316" table:style-name="ce71">
            <text:p>4316</text:p>
          </table:table-cell>
          <table:table-cell office:value-type="string" table:style-name="ce71">
            <text:p>280 DRY BATTERY <text:s/>DM-12120 Y HR-1280</text:p>
          </table:table-cell>
          <table:table-cell office:value-type="float" office:value="61760" table:style-name="ce72">
            <text:p>61.760,00</text:p>
          </table:table-cell>
          <table:table-cell office:value-type="float" office:value="7411.2" table:style-name="ce73">
            <text:p>7.411,20</text:p>
          </table:table-cell>
          <table:table-cell office:value-type="float" office:value="69171.199999999997" table:style-name="ce72">
            <text:p>69.171,20</text:p>
          </table:table-cell>
          <table:table-cell table:style-name="ce1"/>
          <table:table-cell office:value-type="float" office:value="45288.46" table:style-name="ce74">
            <text:p><text:s/>45.288,46<text:s/></text:p>
          </table:table-cell>
          <table:table-cell office:value-type="float" office:value="16471.54" table:formula="of:=+[.D5]-[.H5]" table:style-name="ce73">
            <text:p>16.471,54</text:p>
          </table:table-cell>
          <table:table-cell office:value-type="percentage" office:value="0.36370280641028646" table:formula="of:=+[.I5]/[.H5]" table:style-name="ce75">
            <text:p>36%</text:p>
          </table:table-cell>
          <table:table-cell table:number-columns-repeated="16374"/>
        </table:table-row>
        <table:table-row table:style-name="ro6">
          <table:table-cell office:value-type="date" office:date-value="2020-03-16T00:00:00" table:style-name="ce70">
            <text:p>16/3/2020</text:p>
          </table:table-cell>
          <table:table-cell office:value-type="float" office:value="4317" table:style-name="ce71">
            <text:p>4317</text:p>
          </table:table-cell>
          <table:table-cell office:value-type="string" table:style-name="ce71">
            <text:p>320 DRY BATTERY <text:s/>DM-12120</text:p>
          </table:table-cell>
          <table:table-cell office:value-type="float" office:value="76800" table:style-name="ce72">
            <text:p>76.800,00</text:p>
          </table:table-cell>
          <table:table-cell office:value-type="float" office:value="9216" table:style-name="ce73">
            <text:p>9.216,00</text:p>
          </table:table-cell>
          <table:table-cell office:value-type="float" office:value="86016" table:style-name="ce72">
            <text:p>86.016,00</text:p>
          </table:table-cell>
          <table:table-cell table:style-name="ce1"/>
          <table:table-cell office:value-type="float" office:value="51758.26" table:style-name="ce74">
            <text:p><text:s/>51.758,26<text:s/></text:p>
          </table:table-cell>
          <table:table-cell office:value-type="float" office:value="25041.739999999998" table:formula="of:=+[.D6]-[.H6]" table:style-name="ce73">
            <text:p>25.041,74</text:p>
          </table:table-cell>
          <table:table-cell office:value-type="percentage" office:value="0.48382113309064095" table:formula="of:=+[.I6]/[.H6]" table:style-name="ce75">
            <text:p>48%</text:p>
          </table:table-cell>
          <table:table-cell table:number-columns-repeated="16374"/>
        </table:table-row>
        <table:table-row table:style-name="ro6">
          <table:table-cell office:value-type="date" office:date-value="2020-06-23T00:00:00" table:style-name="ce76">
            <text:p>23/6/2020</text:p>
          </table:table-cell>
          <table:table-cell office:value-type="float" office:value="4319" table:style-name="ce71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73">
            <text:p>47.000,00</text:p>
          </table:table-cell>
          <table:table-cell office:value-type="float" office:value="5640" table:style-name="ce73">
            <text:p>5.640,00</text:p>
          </table:table-cell>
          <table:table-cell office:value-type="float" office:value="52640" table:style-name="ce73">
            <text:p>52.640,00</text:p>
          </table:table-cell>
          <table:table-cell table:style-name="ce1"/>
          <table:table-cell office:value-type="float" office:value="30253.39" table:style-name="ce74">
            <text:p><text:s/>30.253,39<text:s/></text:p>
          </table:table-cell>
          <table:table-cell office:value-type="float" office:value="16746.61" table:formula="of:=+[.D7]-[.H7]" table:style-name="ce73">
            <text:p>16.746,61</text:p>
          </table:table-cell>
          <table:table-cell office:value-type="percentage" office:value="0.55354490852099558" table:formula="of:=+[.I7]/[.H7]" table:style-name="ce75">
            <text:p>55%</text:p>
          </table:table-cell>
          <table:table-cell table:number-columns-repeated="16374"/>
        </table:table-row>
        <table:table-row table:style-name="ro6">
          <table:table-cell office:value-type="date" office:date-value="2020-06-24T00:00:00" table:style-name="ce76">
            <text:p>24/6/2020</text:p>
          </table:table-cell>
          <table:table-cell office:value-type="float" office:value="4320" table:style-name="ce71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73">
            <text:p>16.500,00</text:p>
          </table:table-cell>
          <table:table-cell office:value-type="float" office:value="1980" table:style-name="ce73">
            <text:p>1.980,00</text:p>
          </table:table-cell>
          <table:table-cell office:value-type="float" office:value="18480" table:style-name="ce73">
            <text:p>18.480,00</text:p>
          </table:table-cell>
          <table:table-cell table:style-name="ce1"/>
          <table:table-cell office:value-type="float" office:value="15126.69" table:style-name="ce74">
            <text:p><text:s/>15.126,69<text:s/></text:p>
          </table:table-cell>
          <table:table-cell office:value-type="float" office:value="1373.3099999999995" table:formula="of:=+[.D8]-[.H8]" table:style-name="ce73">
            <text:p>1.373,31</text:p>
          </table:table-cell>
          <table:table-cell office:value-type="percentage" office:value="9.0787211214085797E-2" table:formula="of:=+[.I8]/[.H8]" table:style-name="ce75">
            <text:p>9%</text:p>
          </table:table-cell>
          <table:table-cell table:number-columns-repeated="16374"/>
        </table:table-row>
        <table:table-row table:style-name="ro6">
          <table:table-cell office:value-type="date" office:date-value="2020-07-02T00:00:00" table:style-name="ce76">
            <text:p>2/7/2020</text:p>
          </table:table-cell>
          <table:table-cell office:value-type="float" office:value="4321" table:style-name="ce71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73">
            <text:p>47.000,00</text:p>
          </table:table-cell>
          <table:table-cell office:value-type="float" office:value="5640" table:style-name="ce73">
            <text:p>5.640,00</text:p>
          </table:table-cell>
          <table:table-cell office:value-type="float" office:value="52640" table:style-name="ce73">
            <text:p>52.640,00</text:p>
          </table:table-cell>
          <table:table-cell table:style-name="ce1"/>
          <table:table-cell office:value-type="float" office:value="30253.39" table:style-name="ce74">
            <text:p><text:s/>30.253,39<text:s/></text:p>
          </table:table-cell>
          <table:table-cell office:value-type="float" office:value="16746.61" table:formula="of:=+[.D9]-[.H9]" table:style-name="ce73">
            <text:p>16.746,61</text:p>
          </table:table-cell>
          <table:table-cell office:value-type="percentage" office:value="0.55354490852099558" table:formula="of:=+[.I9]/[.H9]" table:style-name="ce75">
            <text:p>55%</text:p>
          </table:table-cell>
          <table:table-cell table:number-columns-repeated="16374"/>
        </table:table-row>
        <table:table-row table:style-name="ro6">
          <table:table-cell office:value-type="date" office:date-value="2020-08-09T00:00:00" table:style-name="ce76">
            <text:p>9/8/2020</text:p>
          </table:table-cell>
          <table:table-cell office:value-type="float" office:value="4322" table:style-name="ce71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73">
            <text:p>23.500,00</text:p>
          </table:table-cell>
          <table:table-cell office:value-type="float" office:value="2820" table:style-name="ce73">
            <text:p>2.820,00</text:p>
          </table:table-cell>
          <table:table-cell office:value-type="float" office:value="26320" table:style-name="ce73">
            <text:p>26.320,00</text:p>
          </table:table-cell>
          <table:table-cell table:style-name="ce1"/>
          <table:table-cell office:value-type="float" office:value="15126.69" table:style-name="ce74">
            <text:p><text:s/>15.126,69<text:s/></text:p>
          </table:table-cell>
          <table:table-cell office:value-type="float" office:value="8373.31" table:formula="of:=+[.D10]-[.H10]" table:style-name="ce73">
            <text:p>8.373,31</text:p>
          </table:table-cell>
          <table:table-cell office:value-type="percentage" office:value="0.55354542203218282" table:formula="of:=+[.I10]/[.H10]" table:style-name="ce75">
            <text:p>55%</text:p>
          </table:table-cell>
          <table:table-cell table:number-columns-repeated="16374"/>
        </table:table-row>
        <table:table-row table:style-name="ro6">
          <table:table-cell office:value-type="date" office:date-value="2020-08-21T00:00:00" table:style-name="ce76">
            <text:p>21/8/2020</text:p>
          </table:table-cell>
          <table:table-cell office:value-type="float" office:value="4323" table:style-name="ce71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73">
            <text:p>60.750,00</text:p>
          </table:table-cell>
          <table:table-cell office:value-type="float" office:value="7290" table:style-name="ce73">
            <text:p>7.290,00</text:p>
          </table:table-cell>
          <table:table-cell office:value-type="float" office:value="68040" table:style-name="ce73">
            <text:p>68.040,00</text:p>
          </table:table-cell>
          <table:table-cell table:style-name="ce1"/>
          <table:table-cell office:value-type="float" office:value="36866.79" table:style-name="ce74">
            <text:p><text:s/>36.866,79<text:s/></text:p>
          </table:table-cell>
          <table:table-cell office:value-type="float" office:value="23883.21" table:formula="of:=+[.D11]-[.H11]" table:style-name="ce73">
            <text:p>23.883,21</text:p>
          </table:table-cell>
          <table:table-cell office:value-type="percentage" office:value="0.64782450546955672" table:formula="of:=+[.I11]/[.H11]" table:style-name="ce75">
            <text:p>65%</text:p>
          </table:table-cell>
          <table:table-cell table:number-columns-repeated="16374"/>
        </table:table-row>
        <table:table-row table:style-name="ro6">
          <table:table-cell office:value-type="date" office:date-value="2020-08-22T00:00:00" table:style-name="ce76">
            <text:p>22/8/2020</text:p>
          </table:table-cell>
          <table:table-cell office:value-type="float" office:value="4324" table:style-name="ce71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73">
            <text:p>44.950,00</text:p>
          </table:table-cell>
          <table:table-cell office:value-type="float" office:value="5394" table:style-name="ce73">
            <text:p>5.394,00</text:p>
          </table:table-cell>
          <table:table-cell office:value-type="float" office:value="50344" table:style-name="ce73">
            <text:p>50.344,00</text:p>
          </table:table-cell>
          <table:table-cell table:style-name="ce1"/>
          <table:table-cell office:value-type="float" office:value="39597.67" table:style-name="ce74">
            <text:p><text:s/>39.597,67<text:s/></text:p>
          </table:table-cell>
          <table:table-cell office:value-type="float" office:value="5352.3300000000017" table:formula="of:=+[.D12]-[.H12]" table:style-name="ce73">
            <text:p>5.352,33</text:p>
          </table:table-cell>
          <table:table-cell office:value-type="percentage" office:value="0.13516780153983812" table:formula="of:=+[.I12]/[.H12]" table:style-name="ce75">
            <text:p>14%</text:p>
          </table:table-cell>
          <table:table-cell table:number-columns-repeated="16374"/>
        </table:table-row>
        <table:table-row table:style-name="ro6">
          <table:table-cell office:value-type="date" office:date-value="2020-11-20T00:00:00" table:style-name="ce76">
            <text:p>20/11/2020</text:p>
          </table:table-cell>
          <table:table-cell office:value-type="float" office:value="4325" table:style-name="ce71">
            <text:p>4325</text:p>
          </table:table-cell>
          <table:table-cell office:value-type="string" table:style-name="ce1">
            <text:p>392 DRY BATTERY <text:s/>DM-12120</text:p>
          </table:table-cell>
          <table:table-cell office:value-type="float" office:value="92120" table:style-name="ce73">
            <text:p>92.120,00</text:p>
          </table:table-cell>
          <table:table-cell office:value-type="float" office:value="11054.4" table:style-name="ce73">
            <text:p>11.054,40</text:p>
          </table:table-cell>
          <table:table-cell office:value-type="float" office:value="103174.39999999999" table:style-name="ce73">
            <text:p>103.174,40</text:p>
          </table:table-cell>
          <table:table-cell table:style-name="ce1"/>
          <table:table-cell office:value-type="float" office:value="65398.97" table:style-name="ce74">
            <text:p><text:s/>65.398,97<text:s/></text:p>
          </table:table-cell>
          <table:table-cell office:value-type="float" office:value="26721.03" table:formula="of:=+[.D13]-[.H13]" table:style-name="ce73">
            <text:p>26.721,03</text:p>
          </table:table-cell>
          <table:table-cell office:value-type="percentage" office:value="0.40858487526638415" table:formula="of:=+[.I13]/[.H13]" table:style-name="ce75">
            <text:p>41%</text:p>
          </table:table-cell>
          <table:table-cell table:number-columns-repeated="16374"/>
        </table:table-row>
        <table:table-row table:style-name="ro6">
          <table:table-cell office:value-type="date" office:date-value="2020-11-21T00:00:00" table:style-name="ce76">
            <text:p>21/11/2020</text:p>
          </table:table-cell>
          <table:table-cell office:value-type="float" office:value="4326" table:style-name="ce71">
            <text:p>4326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73">
            <text:p>940,00</text:p>
          </table:table-cell>
          <table:table-cell office:value-type="float" office:value="112.8" table:style-name="ce73">
            <text:p>112,80</text:p>
          </table:table-cell>
          <table:table-cell office:value-type="float" office:value="1052.8" table:style-name="ce73">
            <text:p>1.052,80</text:p>
          </table:table-cell>
          <table:table-cell table:style-name="ce1"/>
          <table:table-cell office:value-type="float" office:value="667.34" table:style-name="ce74">
            <text:p><text:s/>667,34<text:s/></text:p>
          </table:table-cell>
          <table:table-cell office:value-type="float" office:value="272.65999999999997" table:formula="of:=+[.D14]-[.H14]" table:style-name="ce73">
            <text:p>272,66</text:p>
          </table:table-cell>
          <table:table-cell office:value-type="percentage" office:value="0.40857733688974129" table:formula="of:=+[.I14]/[.H14]" table:style-name="ce75">
            <text:p>41%</text:p>
          </table:table-cell>
          <table:table-cell table:number-columns-repeated="16374"/>
        </table:table-row>
        <table:table-row table:style-name="ro6">
          <table:table-cell office:value-type="date" office:date-value="2020-11-21T00:00:00" table:style-name="ce76">
            <text:p>21/11/2020</text:p>
          </table:table-cell>
          <table:table-cell office:value-type="float" office:value="4327" table:style-name="ce71">
            <text:p>4327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73">
            <text:p>940,00</text:p>
          </table:table-cell>
          <table:table-cell office:value-type="float" office:value="112.8" table:style-name="ce73">
            <text:p>112,80</text:p>
          </table:table-cell>
          <table:table-cell office:value-type="float" office:value="1052.8" table:style-name="ce73">
            <text:p>1.052,80</text:p>
          </table:table-cell>
          <table:table-cell table:style-name="ce1"/>
          <table:table-cell office:value-type="float" office:value="667.34" table:style-name="ce74">
            <text:p><text:s/>667,34<text:s/></text:p>
          </table:table-cell>
          <table:table-cell office:value-type="float" office:value="272.65999999999997" table:formula="of:=+[.D15]-[.H15]" table:style-name="ce73">
            <text:p>272,66</text:p>
          </table:table-cell>
          <table:table-cell office:value-type="percentage" office:value="0.40857733688974129" table:formula="of:=+[.I15]/[.H15]" table:style-name="ce75">
            <text:p>41%</text:p>
          </table:table-cell>
          <table:table-cell table:number-columns-repeated="16374"/>
        </table:table-row>
        <table:table-row table:style-name="ro6">
          <table:table-cell office:value-type="date" office:date-value="2020-12-11T00:00:00" table:style-name="ce76">
            <text:p>11/12/2020</text:p>
          </table:table-cell>
          <table:table-cell office:value-type="float" office:value="4328" table:style-name="ce71">
            <text:p>4328</text:p>
          </table:table-cell>
          <table:table-cell office:value-type="string" table:style-name="ce1">
            <text:p>8 DRY BATTERY <text:s/>DM-12120</text:p>
          </table:table-cell>
          <table:table-cell office:value-type="float" office:value="1880" table:style-name="ce73">
            <text:p>1.880,00</text:p>
          </table:table-cell>
          <table:table-cell office:value-type="float" office:value="225.6" table:style-name="ce73">
            <text:p>225,60</text:p>
          </table:table-cell>
          <table:table-cell office:value-type="float" office:value="2105.6" table:style-name="ce73">
            <text:p>2.105,60</text:p>
          </table:table-cell>
          <table:table-cell table:style-name="ce1"/>
          <table:table-cell office:value-type="float" office:value="1334.67" table:style-name="ce74">
            <text:p><text:s/>1.334,67<text:s/></text:p>
          </table:table-cell>
          <table:table-cell office:value-type="float" office:value="545.32999999999993" table:formula="of:=+[.D16]-[.H16]" table:style-name="ce73">
            <text:p>545,33</text:p>
          </table:table-cell>
          <table:table-cell office:value-type="percentage" office:value="0.40858789063963369" table:formula="of:=+[.I16]/[.H16]" table:style-name="ce75">
            <text:p>41%</text:p>
          </table:table-cell>
          <table:table-cell table:number-columns-repeated="16374"/>
        </table:table-row>
        <table:table-row table:style-name="ro6">
          <table:table-cell office:value-type="date" office:date-value="2020-12-16T00:00:00" table:style-name="ce76">
            <text:p>16/12/2020</text:p>
          </table:table-cell>
          <table:table-cell office:value-type="float" office:value="4329" table:style-name="ce71">
            <text:p>4329</text:p>
          </table:table-cell>
          <table:table-cell office:value-type="string" table:style-name="ce1">
            <text:p>150 DRY BATTERY <text:s/>HR-1280</text:p>
          </table:table-cell>
          <table:table-cell office:value-type="float" office:value="24000" table:style-name="ce73">
            <text:p>24.000,00</text:p>
          </table:table-cell>
          <table:table-cell office:value-type="float" office:value="2880" table:style-name="ce73">
            <text:p>2.880,00</text:p>
          </table:table-cell>
          <table:table-cell office:value-type="float" office:value="26880" table:style-name="ce73">
            <text:p>26.880,00</text:p>
          </table:table-cell>
          <table:table-cell table:style-name="ce1"/>
          <table:table-cell office:value-type="float" office:value="25025.119999999999" table:style-name="ce74">
            <text:p><text:s/>25.025,12<text:s/></text:p>
          </table:table-cell>
          <table:table-cell office:value-type="float" office:value="-1025.119999999999" table:formula="of:=+[.D17]-[.H17]" table:style-name="ce73">
            <text:p>-1.025,12</text:p>
          </table:table-cell>
          <table:table-cell office:value-type="percentage" office:value="-4.0963639734794437E-2" table:formula="of:=+[.I17]/[.H17]" table:style-name="ce75">
            <text:p>-4%</text:p>
          </table:table-cell>
          <table:table-cell table:number-columns-repeated="16374"/>
        </table:table-row>
        <table:table-row table:style-name="ro7">
          <table:table-cell office:value-type="date" office:date-value="2020-12-18T00:00:00" table:style-name="ce76">
            <text:p>18/12/2020</text:p>
          </table:table-cell>
          <table:table-cell office:value-type="float" office:value="4330" table:style-name="ce71">
            <text:p>4330</text:p>
          </table:table-cell>
          <table:table-cell office:value-type="string" table:style-name="ce1">
            <text:p>208 DRY BATTERY <text:s/>DM-12120</text:p>
          </table:table-cell>
          <table:table-cell office:value-type="float" office:value="48880" table:style-name="ce73">
            <text:p>48.880,00</text:p>
          </table:table-cell>
          <table:table-cell office:value-type="float" office:value="5865.6" table:style-name="ce73">
            <text:p>5.865,60</text:p>
          </table:table-cell>
          <table:table-cell office:value-type="float" office:value="54745.599999999999" table:style-name="ce73">
            <text:p>54.745,60</text:p>
          </table:table-cell>
          <table:table-cell table:style-name="ce1"/>
          <table:table-cell office:value-type="float" office:value="34701.49" table:style-name="ce74">
            <text:p><text:s/>34.701,49<text:s/></text:p>
          </table:table-cell>
          <table:table-cell office:value-type="float" office:value="14178.510000000002" table:formula="of:=+[.D18]-[.H18]" table:style-name="ce73">
            <text:p>14.178,51</text:p>
          </table:table-cell>
          <table:table-cell office:value-type="percentage" office:value="0.40858504922987465" table:formula="of:=+[.I18]/[.H18]" table:style-name="ce75">
            <text:p>41%</text:p>
          </table:table-cell>
          <table:table-cell table:number-columns-repeated="16374"/>
        </table:table-row>
        <table:table-row table:style-name="ro7">
          <table:table-cell table:number-columns-repeated="3" table:style-name="ce1"/>
          <table:table-cell office:value-type="float" office:value="547020" table:formula="of:=SUM([.D5:.D18])" table:style-name="ce77">
            <text:p>547.020,00</text:p>
          </table:table-cell>
          <table:table-cell table:number-columns-repeated="3" table:style-name="ce1"/>
          <table:table-cell office:value-type="float" office:value="392066.27000000008" table:formula="of:=SUM([.H5:.H18])" table:style-name="ce78">
            <text:p><text:s/>392.066,27<text:s/></text:p>
          </table:table-cell>
          <table:table-cell office:value-type="float" office:value="154953.72999999992" table:formula="of:=+[.D19]-[.H19]" table:style-name="ce73">
            <text:p>154.953,73</text:p>
          </table:table-cell>
          <table:table-cell office:value-type="percentage" office:value="0.39522331263028543" table:formula="of:=+[.I19]/[.H19]" table:style-name="ce75">
            <text:p>40%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XAMEN REALIZADO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En PT 7101 se probaron las ventas del ejercicio y se examinaron las facturas a Telcone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ara cada venta examinamos de manera conjunto el asiento contable del costo de la mercaderia vendid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Los precios y margenes de ventas son acordados de manera conjunta con Telconet</text:p>
          </table:table-cell>
          <table:table-cell table:number-columns-repeated="16382" table:style-name="ce1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1" svg:font-family="Arial1"/>
    <style:font-face style:name="Arial2" svg:font-family="Arial2"/>
    <style:font-face style:name="Arial" svg:font-family="Arial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8T17:00:00Z</dc:date>
    <meta:editing-cycles>5</meta:editing-cycles>
    <meta:editing-duration>PT1188S</meta:editing-duration>
  </office:meta>
</office:document-meta>
</file>